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Methodology</text:p>
      <text:h text:style-name="Heading_20_2" text:outline-level="2"><text:bookmark-start text:name="theoretical-framework"/>Theoretical Framework<text:bookmark-end text:name="theoretical-framework"/></text:h>
      <text:h text:style-name="Heading_20_3" text:outline-level="3"><text:bookmark-start text:name="introduction-to-social-turn-school"/>Introduction to social turn, school,<text:bookmark-end text:name="introduction-to-social-turn-school"/></text:h>
      <text:p text:style-name="First_20_paragraph">There are particular limitations in the kind of empirical research that characterises many studies involving.</text:p>
      <text:p text:style-name="Text_20_body">Many of these limitations involve research in to background cultures of participants and how they can be involved into making activities and a focus on creating and sustaining an authentic learning environment.</text:p>
      <text:p text:style-name="Text_20_body">The focus of this study is on the construction of shared meaning and practices as part of an emerging community of game makers. To do this I adopt a sociocultural approach and specifically design-based research. This section explores complementary methodologies of value before outlining key characteristics of design-based research which make it an attractive candidate for this study.</text:p>
      <text:p text:style-name="Text_20_body">This focus on the environment and context is in line with social and cultural lines of research. Socio-cultural research and perspectives can be broadly described as…</text:p>
      <text:p text:style-name="Text_20_body">For the focus of this study on developing game coding abilities particular aspects of importance are of understanding of the importance of context, and the ongoing development of cultural artefacts</text:p>
      <text:p text:style-name="Text_20_body">As we have seen in the literature review on game making, context plays out in the way that xy, and z.</text:p>
      <text:p text:style-name="Text_20_body">Barab and Squire <text:reference-mark-start text:name="ZOTERO_ITEM CSL_CITATION {&quot;citationItems&quot;:[{&quot;uri&quot;:[&quot;http://zotero.org/users/1913249/items/4AWFP7ZD&quot;],&quot;itemData&quot;:{&quot;title&quot;:&quot;Design-Based Research: Putting a Stake in the Ground&quot;,&quot;accessed&quot;:{&quot;date-parts&quot;:[[2018,4,21]]},&quot;source&quot;:&quot;Crossref&quot;,&quot;page&quot;:&quot;1-14&quot;,&quot;container-title&quot;:&quot;Journal of the Learning Sciences&quot;,&quot;title-short&quot;:&quot;Design-Based Research&quot;,&quot;id&quot;:&quot;barab_design-based_2004&quot;,&quot;ISSN&quot;:&quot;1050-8406, 1532-7809&quot;,&quot;author&quot;:[{&quot;given&quot;:&quot;Sasha&quot;,&quot;family&quot;:&quot;Barab&quot;},{&quot;given&quot;:&quot;Kurt&quot;,&quot;family&quot;:&quot;Squire&quot;}],&quot;DOI&quot;:&quot;10.1207/s15327809jls1301_1&quot;,&quot;issue&quot;:&quot;1&quot;,&quot;issued&quot;:{&quot;date-parts&quot;:[[2004,1]]},&quot;volume&quot;:&quot;13&quot;,&quot;URL&quot;:&quot;http://www.tandfonline.com/doi/abs/10.1207/s15327809jls1301_1&quot;,&quot;citation-key&quot;:&quot;barab_design-based_2004&quot;,&quot;type&quot;:&quot;article-journal&quot;,&quot;language&quot;:&quot;en&quot;},&quot;prefix&quot;:&quot;&quot;,&quot;uris&quot;:[&quot;http://zotero.org/users/1913249/items/4AWFP7ZD&quot;],&quot;suffix&quot;:&quot;&quot;,&quot;id&quot;:2424}],&quot;schema&quot;:&quot;https://github.com/citation-style-language/schema/raw/master/csl-citation.json&quot;,&quot;citationID&quot;:&quot;kuuxfith&quot;,&quot;properties&quot;:{&quot;formattedCitation&quot;:&quot;[@barab_design-based_2004]&quot;,&quot;noteIndex&quot;:0}} RNDomqjnyxqsd"/>&lt;Do Zotero Refresh: [@barab_design-based_2004]&gt;<text:reference-mark-end text:name="ZOTERO_ITEM CSL_CITATION {&quot;citationItems&quot;:[{&quot;uri&quot;:[&quot;http://zotero.org/users/1913249/items/4AWFP7ZD&quot;],&quot;itemData&quot;:{&quot;title&quot;:&quot;Design-Based Research: Putting a Stake in the Ground&quot;,&quot;accessed&quot;:{&quot;date-parts&quot;:[[2018,4,21]]},&quot;source&quot;:&quot;Crossref&quot;,&quot;page&quot;:&quot;1-14&quot;,&quot;container-title&quot;:&quot;Journal of the Learning Sciences&quot;,&quot;title-short&quot;:&quot;Design-Based Research&quot;,&quot;id&quot;:&quot;barab_design-based_2004&quot;,&quot;ISSN&quot;:&quot;1050-8406, 1532-7809&quot;,&quot;author&quot;:[{&quot;given&quot;:&quot;Sasha&quot;,&quot;family&quot;:&quot;Barab&quot;},{&quot;given&quot;:&quot;Kurt&quot;,&quot;family&quot;:&quot;Squire&quot;}],&quot;DOI&quot;:&quot;10.1207/s15327809jls1301_1&quot;,&quot;issue&quot;:&quot;1&quot;,&quot;issued&quot;:{&quot;date-parts&quot;:[[2004,1]]},&quot;volume&quot;:&quot;13&quot;,&quot;URL&quot;:&quot;http://www.tandfonline.com/doi/abs/10.1207/s15327809jls1301_1&quot;,&quot;citation-key&quot;:&quot;barab_design-based_2004&quot;,&quot;type&quot;:&quot;article-journal&quot;,&quot;language&quot;:&quot;en&quot;},&quot;prefix&quot;:&quot;&quot;,&quot;uris&quot;:[&quot;http://zotero.org/users/1913249/items/4AWFP7ZD&quot;],&quot;suffix&quot;:&quot;&quot;,&quot;id&quot;:2424}],&quot;schema&quot;:&quot;https://github.com/citation-style-language/schema/raw/master/csl-citation.json&quot;,&quot;citationID&quot;:&quot;kuuxfith&quot;,&quot;properties&quot;:{&quot;formattedCitation&quot;:&quot;[@barab_design-based_2004]&quot;,&quot;noteIndex&quot;:0}} RNDomqjnyxqsd"/></text:p>
      <text:h text:style-name="Heading_20_2" text:outline-level="2"><text:bookmark-start text:name="why-a-social-focus-rather-than-piagets-constructivism"/>Why a social focus rather than Piaget’s constructivism<text:bookmark-end text:name="why-a-social-focus-rather-than-piagets-constructivism"/></text:h>
      <text:p text:style-name="First_20_paragraph">Cobb <text:reference-mark-start text:name="ZOTERO_ITEM CSL_CITATION {&quot;citationItems&quot;:[{&quot;id&quot;:3173,&quot;suppress-author&quot;:true,&quot;prefix&quot;:&quot;&quot;,&quot;uri&quot;:[&quot;http://zotero.org/users/1913249/items/NA88VYVT&quot;],&quot;uris&quot;:[&quot;http://zotero.org/users/1913249/items/NA88VYVT&quot;],&quot;suffix&quot;:&quot;&quot;,&quot;itemData&quot;:{&quot;title&quot;:&quot;Where is the mind? Constructivist and sociocultural perspectives on mathematical development&quot;,&quot;author&quot;:[{&quot;given&quot;:&quot;Paul&quot;,&quot;family&quot;:&quot;Cobb&quot;}],&quot;citation-key&quot;:&quot;cobb_where_1994&quot;,&quot;issue&quot;:&quot;7&quot;,&quot;issued&quot;:{&quot;date-parts&quot;:[[1994]]},&quot;container-title&quot;:&quot;Educational researcher&quot;,&quot;volume&quot;:&quot;23&quot;,&quot;id&quot;:&quot;cobb_where_1994&quot;,&quot;type&quot;:&quot;article-journal&quot;,&quot;page&quot;:&quot;13–20&quot;}}],&quot;schema&quot;:&quot;https://github.com/citation-style-language/schema/raw/master/csl-citation.json&quot;,&quot;citationID&quot;:&quot;pagduekd&quot;,&quot;properties&quot;:{&quot;formattedCitation&quot;:&quot;@cobb_where_1994&quot;,&quot;noteIndex&quot;:0}} RNDczfnvphqnm"/>&lt;Do Zotero Refresh: @cobb_where_1994&gt;<text:reference-mark-end text:name="ZOTERO_ITEM CSL_CITATION {&quot;citationItems&quot;:[{&quot;id&quot;:3173,&quot;suppress-author&quot;:true,&quot;prefix&quot;:&quot;&quot;,&quot;uri&quot;:[&quot;http://zotero.org/users/1913249/items/NA88VYVT&quot;],&quot;uris&quot;:[&quot;http://zotero.org/users/1913249/items/NA88VYVT&quot;],&quot;suffix&quot;:&quot;&quot;,&quot;itemData&quot;:{&quot;title&quot;:&quot;Where is the mind? Constructivist and sociocultural perspectives on mathematical development&quot;,&quot;author&quot;:[{&quot;given&quot;:&quot;Paul&quot;,&quot;family&quot;:&quot;Cobb&quot;}],&quot;citation-key&quot;:&quot;cobb_where_1994&quot;,&quot;issue&quot;:&quot;7&quot;,&quot;issued&quot;:{&quot;date-parts&quot;:[[1994]]},&quot;container-title&quot;:&quot;Educational researcher&quot;,&quot;volume&quot;:&quot;23&quot;,&quot;id&quot;:&quot;cobb_where_1994&quot;,&quot;type&quot;:&quot;article-journal&quot;,&quot;page&quot;:&quot;13–20&quot;}}],&quot;schema&quot;:&quot;https://github.com/citation-style-language/schema/raw/master/csl-citation.json&quot;,&quot;citationID&quot;:&quot;pagduekd&quot;,&quot;properties&quot;:{&quot;formattedCitation&quot;:&quot;@cobb_where_1994&quot;,&quot;noteIndex&quot;:0}} RNDczfnvphqnm"/> identifies two broad schools of constructivism, one focusing more on individual cognitive processes which follows the work of Piaget and the other drawing on the academic lineage of Vygotsky which locates knowledge formation as a cultural activity. Much of the foundational literature on game making focuses on personal dimensions of learning (Harel and Papert, 1991; Kafai and Burke, 2015; Kafai and Resnick, 1996). They draw on Papert’s constructionist approach which extends a piagetian take to propose that construction of personal knowledge happens best where learners can experiment and manipulate objects Ackermann, 2001). Such a focus on individual learning is problematic from perspective of sociocultural approaches due to a tendency to ignore both contextual factors influencing the learning setting and the evolving use of resources, processes and shared understandings by emergent communities of learners O’loughlin, 1992). Some of the specifics of these processes have already been named in the section above looking at collaboration. Other concepts of value include Vygotsky’s concept of mediated action Wertsch, 1994); Rogoff’s take on guided participation within a community of learners Rogoff, 1993); and more detailed analysis of roles community-based transfer of knowledge in practice Lave and Wenger, 1991).</text:p>
      <text:p text:style-name="Text_20_body">While noting the limits of an individualist approach of many studies from constructionist researchers, it is important not to dismiss the value of this lineage of studies. Notably, later work from Kafai incorporates broader social approaches and attempts to bring them into the constructionist fold Kafai and Burke, 2015). Kafai and Burke draw on the conceptions of Rogoff 1993) of personal, social and community learning planes to advocate the wide-ranging benefits of ‘constructionist gaming’. However for this study constructionism seems of best value in providing design guidelines but much weaker as either an underlying theoretical or analytical framework.</text:p>
      <text:p text:style-name="Text_20_body">As my study seeks to address cultural factors which act as barriers to participation in digital making, it requires a method of research which allows the detailed description and evaluation of complex, emergent learning environments. While other suitable methodological approaches exist including participatory design Muller, 2007), ethnography and guided participation, Rogoff et al., 1993), communities of practice Lave and Wenger, 1991), Activity Theory , I have chosen</text:p>
      <text:h text:style-name="Heading_20_2" text:outline-level="2"><text:bookmark-start text:name="design-based-research-and-intervention-studies-within-educational-field"/>Design-based research and Intervention studies within educational field<text:bookmark-end text:name="design-based-research-and-intervention-studies-within-educational-field"/></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tems&quot;:[{&quot;uri&quot;:[&quot;http://zotero.org/users/1913249/items/Z9ZV6H5T&quot;],&quot;itemData&quot;:{&quot;id&quot;:&quot;brown_design_1992&quot;,&quot;accessed&quot;:{&quot;date-parts&quot;:[[2016,8,1]]},&quot;author&quot;:[{&quot;given&quot;:&quot;Ann L.&quot;,&quot;family&quot;:&quot;Brown&quot;}],&quot;citation-key&quot;:&quot;brown_design_1992&quot;,&quot;volume&quot;:&quot;2&quot;,&quot;issue&quot;:&quot;2&quot;,&quot;issued&quot;:{&quot;date-parts&quot;:[[1992]]},&quot;container-title&quot;:&quot;The journal of the learning sciences&quot;,&quot;title-short&quot;:&quot;Design experiments&quot;,&quot;URL&quot;:&quot;http://www.tandfonline.com/doi/pdf/10.1207/s15327809jls0202_2&quot;,&quot;source&quot;:&quot;Google Scholar&quot;,&quot;title&quot;:&quot;Design experiments: Theoretical and methodological challenges in creating complex interventions in classroom settings&quot;,&quot;type&quot;:&quot;article-journal&quot;,&quot;page&quot;:&quot;141–178&quot;},&quot;prefix&quot;:&quot;&quot;,&quot;uris&quot;:[&quot;http://zotero.org/users/1913249/items/Z9ZV6H5T&quot;],&quot;suffix&quot;:&quot;&quot;,&quot;id&quot;:1416}],&quot;schema&quot;:&quot;https://github.com/citation-style-language/schema/raw/master/csl-citation.json&quot;,&quot;citationID&quot;:&quot;zhunukxh&quot;,&quot;properties&quot;:{&quot;formattedCitation&quot;:&quot;[@brown_design_1992]&quot;,&quot;noteIndex&quot;:0}} RNDjvxbyncerx"/>&lt;Do Zotero Refresh: [@brown_design_1992]&gt;<text:reference-mark-end text:name="ZOTERO_ITEM CSL_CITATION {&quot;citationItems&quot;:[{&quot;uri&quot;:[&quot;http://zotero.org/users/1913249/items/Z9ZV6H5T&quot;],&quot;itemData&quot;:{&quot;id&quot;:&quot;brown_design_1992&quot;,&quot;accessed&quot;:{&quot;date-parts&quot;:[[2016,8,1]]},&quot;author&quot;:[{&quot;given&quot;:&quot;Ann L.&quot;,&quot;family&quot;:&quot;Brown&quot;}],&quot;citation-key&quot;:&quot;brown_design_1992&quot;,&quot;volume&quot;:&quot;2&quot;,&quot;issue&quot;:&quot;2&quot;,&quot;issued&quot;:{&quot;date-parts&quot;:[[1992]]},&quot;container-title&quot;:&quot;The journal of the learning sciences&quot;,&quot;title-short&quot;:&quot;Design experiments&quot;,&quot;URL&quot;:&quot;http://www.tandfonline.com/doi/pdf/10.1207/s15327809jls0202_2&quot;,&quot;source&quot;:&quot;Google Scholar&quot;,&quot;title&quot;:&quot;Design experiments: Theoretical and methodological challenges in creating complex interventions in classroom settings&quot;,&quot;type&quot;:&quot;article-journal&quot;,&quot;page&quot;:&quot;141–178&quot;},&quot;prefix&quot;:&quot;&quot;,&quot;uris&quot;:[&quot;http://zotero.org/users/1913249/items/Z9ZV6H5T&quot;],&quot;suffix&quot;:&quot;&quot;,&quot;id&quot;:1416}],&quot;schema&quot;:&quot;https://github.com/citation-style-language/schema/raw/master/csl-citation.json&quot;,&quot;citationID&quot;:&quot;zhunukxh&quot;,&quot;properties&quot;:{&quot;formattedCitation&quot;:&quot;[@brown_design_1992]&quot;,&quot;noteIndex&quot;:0}} RNDjvxbyncerx"/>. Design based research is a varied discipline which can take a multitude of forms <text:reference-mark-start text:name="ZOTERO_ITEM CSL_CITATION {&quot;citationItems&quot;:[{&quot;uri&quot;:[&quot;http://zotero.org/users/1913249/items/IWREULVT&quot;],&quot;itemData&quot;:{&quot;title&quot;:&quot;Educational design research: Portraying, conducting, and enhancing productive scholarship&quot;,&quot;accessed&quot;:{&quot;date-parts&quot;:[[2022,3,22]]},&quot;source&quot;:&quot;Wiley Online Library&quot;,&quot;page&quot;:&quot;82-92&quot;,&quot;container-title&quot;:&quot;Medical Education&quot;,&quot;title-short&quot;:&quot;Educational design research&quot;,&quot;note&quot;:&quot;_eprint: https://onlinelibrary.wiley.com/doi/pdf/10.1111/medu.14280&quot;,&quot;id&quot;:&quot;mckenney_educational_2021&quot;,&quot;ISSN&quot;:&quot;1365-2923&quot;,&quot;author&quot;:[{&quot;given&quot;:&quot;Susan&quot;,&quot;family&quot;:&quot;McKenney&quot;},{&quot;given&quot;:&quot;Thomas C.&quot;,&quot;family&quot;:&quot;Reeves&quot;}],&quot;citation-key&quot;:&quot;mckenney_educational_2021&quot;,&quot;issue&quot;:&quot;1&quot;,&quot;issued&quot;:{&quot;date-parts&quot;:[[2021]]},&quot;volume&quot;:&quot;55&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URL&quot;:&quot;https://onlinelibrary.wiley.com/doi/abs/10.1111/medu.14280&quot;,&quot;DOI&quot;:&quot;10.1111/medu.14280&quot;,&quot;type&quot;:&quot;article-journal&quot;,&quot;language&quot;:&quot;en&quot;},&quot;prefix&quot;:&quot;&quot;,&quot;uris&quot;:[&quot;http://zotero.org/users/1913249/items/IWREULVT&quot;],&quot;suffix&quot;:&quot;&quot;,&quot;id&quot;:8429}],&quot;schema&quot;:&quot;https://github.com/citation-style-language/schema/raw/master/csl-citation.json&quot;,&quot;citationID&quot;:&quot;jbalbgzx&quot;,&quot;properties&quot;:{&quot;formattedCitation&quot;:&quot;[@mckenney_educational_2021]&quot;,&quot;noteIndex&quot;:0}} RNDwgojtnrnbl"/>&lt;Do Zotero Refresh: [@mckenney_educational_2021]&gt;<text:reference-mark-end text:name="ZOTERO_ITEM CSL_CITATION {&quot;citationItems&quot;:[{&quot;uri&quot;:[&quot;http://zotero.org/users/1913249/items/IWREULVT&quot;],&quot;itemData&quot;:{&quot;title&quot;:&quot;Educational design research: Portraying, conducting, and enhancing productive scholarship&quot;,&quot;accessed&quot;:{&quot;date-parts&quot;:[[2022,3,22]]},&quot;source&quot;:&quot;Wiley Online Library&quot;,&quot;page&quot;:&quot;82-92&quot;,&quot;container-title&quot;:&quot;Medical Education&quot;,&quot;title-short&quot;:&quot;Educational design research&quot;,&quot;note&quot;:&quot;_eprint: https://onlinelibrary.wiley.com/doi/pdf/10.1111/medu.14280&quot;,&quot;id&quot;:&quot;mckenney_educational_2021&quot;,&quot;ISSN&quot;:&quot;1365-2923&quot;,&quot;author&quot;:[{&quot;given&quot;:&quot;Susan&quot;,&quot;family&quot;:&quot;McKenney&quot;},{&quot;given&quot;:&quot;Thomas C.&quot;,&quot;family&quot;:&quot;Reeves&quot;}],&quot;citation-key&quot;:&quot;mckenney_educational_2021&quot;,&quot;issue&quot;:&quot;1&quot;,&quot;issued&quot;:{&quot;date-parts&quot;:[[2021]]},&quot;volume&quot;:&quot;55&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URL&quot;:&quot;https://onlinelibrary.wiley.com/doi/abs/10.1111/medu.14280&quot;,&quot;DOI&quot;:&quot;10.1111/medu.14280&quot;,&quot;type&quot;:&quot;article-journal&quot;,&quot;language&quot;:&quot;en&quot;},&quot;prefix&quot;:&quot;&quot;,&quot;uris&quot;:[&quot;http://zotero.org/users/1913249/items/IWREULVT&quot;],&quot;suffix&quot;:&quot;&quot;,&quot;id&quot;:8429}],&quot;schema&quot;:&quot;https://github.com/citation-style-language/schema/raw/master/csl-citation.json&quot;,&quot;citationID&quot;:&quot;jbalbgzx&quot;,&quot;properties&quot;:{&quot;formattedCitation&quot;:&quot;[@mckenney_educational_2021]&quot;,&quot;noteIndex&quot;:0}} RNDwgojtnrnbl"/>. The core elements include: research as an intervention, iteration, involvement of participants in the evolution of designs, and a flexibility of research outcome based on how events unfold <text:reference-mark-start text:name="ZOTERO_ITEM CSL_CITATION {&quot;citationItems&quot;:[{&quot;uri&quot;:[&quot;http://zotero.org/users/1913249/items/Q4DDFYFG&quot;],&quot;itemData&quot;:{&quot;id&quot;:&quot;easterday_design-based_2014&quot;,&quot;accessed&quot;:{&quot;date-parts&quot;:[[2022,2,5]]},&quot;author&quot;:[{&quot;given&quot;:&quot;Matthew W.&quot;,&quot;family&quot;:&quot;Easterday&quot;},{&quot;given&quot;:&quot;Daniel Rees&quot;,&quot;family&quot;:&quot;Lewis&quot;},{&quot;given&quot;:&quot;Elizabeth M.&quot;,&quot;family&quot;:&quot;Gerber&quot;}],&quot;citation-key&quot;:&quot;easterday_design-based_2014&quot;,&quot;issued&quot;:{&quot;date-parts&quot;:[[2014,6]]},&quot;URL&quot;:&quot;https://repository.isls.org//handle/1/1130&quot;,&quot;title-short&quot;:&quot;Design-Based Research Process&quot;,&quot;source&quot;:&quot;repository.isls.org&quot;,&quot;publisher&quot;:&quot;Boulder, CO: International Society of the Learning Sciences&quot;,&quot;title&quot;:&quot;Design-Based Research Process: Problems, Phases, and Applications&quot;,&quot;type&quot;:&quot;article-journal&quot;,&quot;language&quot;:&quot;en&quot;},&quot;prefix&quot;:&quot;&quot;,&quot;uris&quot;:[&quot;http://zotero.org/users/1913249/items/Q4DDFYFG&quot;],&quot;suffix&quot;:&quot;&quot;,&quot;id&quot;:8400}],&quot;schema&quot;:&quot;https://github.com/citation-style-language/schema/raw/master/csl-citation.json&quot;,&quot;citationID&quot;:&quot;yyshtqjr&quot;,&quot;properties&quot;:{&quot;formattedCitation&quot;:&quot;[@easterday_design-based_2014]&quot;,&quot;noteIndex&quot;:0}} RNDelwvifxjry"/>&lt;Do Zotero Refresh: [@easterday_design-based_2014]&gt;<text:reference-mark-end text:name="ZOTERO_ITEM CSL_CITATION {&quot;citationItems&quot;:[{&quot;uri&quot;:[&quot;http://zotero.org/users/1913249/items/Q4DDFYFG&quot;],&quot;itemData&quot;:{&quot;id&quot;:&quot;easterday_design-based_2014&quot;,&quot;accessed&quot;:{&quot;date-parts&quot;:[[2022,2,5]]},&quot;author&quot;:[{&quot;given&quot;:&quot;Matthew W.&quot;,&quot;family&quot;:&quot;Easterday&quot;},{&quot;given&quot;:&quot;Daniel Rees&quot;,&quot;family&quot;:&quot;Lewis&quot;},{&quot;given&quot;:&quot;Elizabeth M.&quot;,&quot;family&quot;:&quot;Gerber&quot;}],&quot;citation-key&quot;:&quot;easterday_design-based_2014&quot;,&quot;issued&quot;:{&quot;date-parts&quot;:[[2014,6]]},&quot;URL&quot;:&quot;https://repository.isls.org//handle/1/1130&quot;,&quot;title-short&quot;:&quot;Design-Based Research Process&quot;,&quot;source&quot;:&quot;repository.isls.org&quot;,&quot;publisher&quot;:&quot;Boulder, CO: International Society of the Learning Sciences&quot;,&quot;title&quot;:&quot;Design-Based Research Process: Problems, Phases, and Applications&quot;,&quot;type&quot;:&quot;article-journal&quot;,&quot;language&quot;:&quot;en&quot;},&quot;prefix&quot;:&quot;&quot;,&quot;uris&quot;:[&quot;http://zotero.org/users/1913249/items/Q4DDFYFG&quot;],&quot;suffix&quot;:&quot;&quot;,&quot;id&quot;:8400}],&quot;schema&quot;:&quot;https://github.com/citation-style-language/schema/raw/master/csl-citation.json&quot;,&quot;citationID&quot;:&quot;yyshtqjr&quot;,&quot;properties&quot;:{&quot;formattedCitation&quot;:&quot;[@easterday_design-based_2014]&quot;,&quot;noteIndex&quot;:0}} RNDelwvifxjry"/>.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tems&quot;:[{&quot;uri&quot;:[&quot;http://zotero.org/users/1913249/items/IN87ZQ6F&quot;],&quot;itemData&quot;:{&quot;id&quot;:&quot;cobb_design_2003-2&quot;,&quot;accessed&quot;:{&quot;date-parts&quot;:[[2017,4,25]]},&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itation-key&quot;:&quot;cobb_design_2003-2&quot;,&quot;issue&quot;:&quot;1&quot;,&quot;issued&quot;:{&quot;date-parts&quot;:[[2003]]},&quot;container-title&quot;:&quot;Educational researcher&quot;,&quot;URL&quot;:&quot;http://journals.sagepub.com/doi/abs/10.3102/0013189X032001009&quot;,&quot;volume&quot;:&quot;32&quot;,&quot;source&quot;:&quot;Google Scholar&quot;,&quot;title&quot;:&quot;Design experiments in educational research&quot;,&quot;type&quot;:&quot;article-journal&quot;,&quot;page&quot;:&quot;9–13&quot;},&quot;prefix&quot;:&quot;&quot;,&quot;uris&quot;:[&quot;http://zotero.org/users/1913249/items/IN87ZQ6F&quot;],&quot;suffix&quot;:&quot;&quot;,&quot;id&quot;:1540}],&quot;schema&quot;:&quot;https://github.com/citation-style-language/schema/raw/master/csl-citation.json&quot;,&quot;citationID&quot;:&quot;prwlykvr&quot;,&quot;properties&quot;:{&quot;formattedCitation&quot;:&quot;[@cobb_design_2003-2]&quot;,&quot;noteIndex&quot;:0}} RNDxmfyxdwqlq"/>&lt;Do Zotero Refresh: [@cobb_design_2003-2]&gt;<text:reference-mark-end text:name="ZOTERO_ITEM CSL_CITATION {&quot;citationItems&quot;:[{&quot;uri&quot;:[&quot;http://zotero.org/users/1913249/items/IN87ZQ6F&quot;],&quot;itemData&quot;:{&quot;id&quot;:&quot;cobb_design_2003-2&quot;,&quot;accessed&quot;:{&quot;date-parts&quot;:[[2017,4,25]]},&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itation-key&quot;:&quot;cobb_design_2003-2&quot;,&quot;issue&quot;:&quot;1&quot;,&quot;issued&quot;:{&quot;date-parts&quot;:[[2003]]},&quot;container-title&quot;:&quot;Educational researcher&quot;,&quot;URL&quot;:&quot;http://journals.sagepub.com/doi/abs/10.3102/0013189X032001009&quot;,&quot;volume&quot;:&quot;32&quot;,&quot;source&quot;:&quot;Google Scholar&quot;,&quot;title&quot;:&quot;Design experiments in educational research&quot;,&quot;type&quot;:&quot;article-journal&quot;,&quot;page&quot;:&quot;9–13&quot;},&quot;prefix&quot;:&quot;&quot;,&quot;uris&quot;:[&quot;http://zotero.org/users/1913249/items/IN87ZQ6F&quot;],&quot;suffix&quot;:&quot;&quot;,&quot;id&quot;:1540}],&quot;schema&quot;:&quot;https://github.com/citation-style-language/schema/raw/master/csl-citation.json&quot;,&quot;citationID&quot;:&quot;prwlykvr&quot;,&quot;properties&quot;:{&quot;formattedCitation&quot;:&quot;[@cobb_design_2003-2]&quot;,&quot;noteIndex&quot;:0}} RNDxmfyxdwqlq"/>.</text:p>
      <text:p text:style-name="Text_20_body">Barab and Squire <text:reference-mark-start text:name="ZOTERO_ITEM CSL_CITATION {&quot;citationItems&quot;:[{&quot;id&quot;:2424,&quot;suppress-author&quot;:true,&quot;prefix&quot;:&quot;&quot;,&quot;uri&quot;:[&quot;http://zotero.org/users/1913249/items/4AWFP7ZD&quot;],&quot;uris&quot;:[&quot;http://zotero.org/users/1913249/items/4AWFP7ZD&quot;],&quot;suffix&quot;:&quot;&quot;,&quot;itemData&quot;:{&quot;title&quot;:&quot;Design-Based Research: Putting a Stake in the Ground&quot;,&quot;accessed&quot;:{&quot;date-parts&quot;:[[2018,4,21]]},&quot;source&quot;:&quot;Crossref&quot;,&quot;page&quot;:&quot;1-14&quot;,&quot;container-title&quot;:&quot;Journal of the Learning Sciences&quot;,&quot;title-short&quot;:&quot;Design-Based Research&quot;,&quot;id&quot;:&quot;barab_design-based_2004&quot;,&quot;ISSN&quot;:&quot;1050-8406, 1532-7809&quot;,&quot;author&quot;:[{&quot;given&quot;:&quot;Sasha&quot;,&quot;family&quot;:&quot;Barab&quot;},{&quot;given&quot;:&quot;Kurt&quot;,&quot;family&quot;:&quot;Squire&quot;}],&quot;DOI&quot;:&quot;10.1207/s15327809jls1301_1&quot;,&quot;issue&quot;:&quot;1&quot;,&quot;issued&quot;:{&quot;date-parts&quot;:[[2004,1]]},&quot;volume&quot;:&quot;13&quot;,&quot;URL&quot;:&quot;http://www.tandfonline.com/doi/abs/10.1207/s15327809jls1301_1&quot;,&quot;citation-key&quot;:&quot;barab_design-based_2004&quot;,&quot;type&quot;:&quot;article-journal&quot;,&quot;language&quot;:&quot;en&quot;}}],&quot;schema&quot;:&quot;https://github.com/citation-style-language/schema/raw/master/csl-citation.json&quot;,&quot;citationID&quot;:&quot;huhlfeho&quot;,&quot;properties&quot;:{&quot;formattedCitation&quot;:&quot;[-@barab_design-based_2004]&quot;,&quot;noteIndex&quot;:0}} RNDkexcdmtzyr"/>&lt;Do Zotero Refresh: [-@barab_design-based_2004]&gt;<text:reference-mark-end text:name="ZOTERO_ITEM CSL_CITATION {&quot;citationItems&quot;:[{&quot;id&quot;:2424,&quot;suppress-author&quot;:true,&quot;prefix&quot;:&quot;&quot;,&quot;uri&quot;:[&quot;http://zotero.org/users/1913249/items/4AWFP7ZD&quot;],&quot;uris&quot;:[&quot;http://zotero.org/users/1913249/items/4AWFP7ZD&quot;],&quot;suffix&quot;:&quot;&quot;,&quot;itemData&quot;:{&quot;title&quot;:&quot;Design-Based Research: Putting a Stake in the Ground&quot;,&quot;accessed&quot;:{&quot;date-parts&quot;:[[2018,4,21]]},&quot;source&quot;:&quot;Crossref&quot;,&quot;page&quot;:&quot;1-14&quot;,&quot;container-title&quot;:&quot;Journal of the Learning Sciences&quot;,&quot;title-short&quot;:&quot;Design-Based Research&quot;,&quot;id&quot;:&quot;barab_design-based_2004&quot;,&quot;ISSN&quot;:&quot;1050-8406, 1532-7809&quot;,&quot;author&quot;:[{&quot;given&quot;:&quot;Sasha&quot;,&quot;family&quot;:&quot;Barab&quot;},{&quot;given&quot;:&quot;Kurt&quot;,&quot;family&quot;:&quot;Squire&quot;}],&quot;DOI&quot;:&quot;10.1207/s15327809jls1301_1&quot;,&quot;issue&quot;:&quot;1&quot;,&quot;issued&quot;:{&quot;date-parts&quot;:[[2004,1]]},&quot;volume&quot;:&quot;13&quot;,&quot;URL&quot;:&quot;http://www.tandfonline.com/doi/abs/10.1207/s15327809jls1301_1&quot;,&quot;citation-key&quot;:&quot;barab_design-based_2004&quot;,&quot;type&quot;:&quot;article-journal&quot;,&quot;language&quot;:&quot;en&quot;}}],&quot;schema&quot;:&quot;https://github.com/citation-style-language/schema/raw/master/csl-citation.json&quot;,&quot;citationID&quot;:&quot;huhlfeho&quot;,&quot;properties&quot;:{&quot;formattedCitation&quot;:&quot;[-@barab_design-based_2004]&quot;,&quot;noteIndex&quot;:0}} RNDkexcdmtzyr"/>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tems&quot;:[{&quot;uri&quot;:[&quot;http://zotero.org/users/1913249/items/R9DCY37L&quot;],&quot;itemData&quot;:{&quot;title&quot;:&quot;Critical Design Ethnography: Designing for Change&quot;,&quot;accessed&quot;:{&quot;date-parts&quot;:[[2019,5,17]]},&quot;source&quot;:&quot;Wiley Online Library&quot;,&quot;page&quot;:&quot;254-268&quot;,&quot;container-title&quot;:&quot;Anthropology &amp; Education Quarterly&quot;,&quot;title-short&quot;:&quot;Critical Design Ethnography&quot;,&quot;id&quot;:&quot;barab_critical_2004&quot;,&quot;ISSN&quot;:&quot;1548-1492&quot;,&quot;author&quot;:[{&quot;given&quot;:&quot;Sasha A.&quot;,&quot;family&quot;:&quot;Barab&quot;},{&quot;given&quot;:&quot;Michael K.&quot;,&quot;family&quot;:&quot;Thomas&quot;},{&quot;given&quot;:&quot;Tyler&quot;,&quot;family&quot;:&quot;Dodge&quot;},{&quot;given&quot;:&quot;Kurt&quot;,&quot;family&quot;:&quot;Squire&quot;},{&quot;given&quot;:&quot;Markeda&quot;,&quot;family&quot;:&quot;Newell&quot;}],&quot;DOI&quot;:&quot;10.1525/aeq.2004.35.2.254&quot;,&quot;issue&quot;:&quot;2&quot;,&quot;issued&quot;:{&quot;date-parts&quot;:[[2004]]},&quot;volume&quot;:&quot;35&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URL&quot;:&quot;http://anthrosource.onlinelibrary.wiley.com/doi/abs/10.1525/aeq.2004.35.2.254&quot;,&quot;citation-key&quot;:&quot;barab_critical_2004&quot;,&quot;type&quot;:&quot;article-journal&quot;,&quot;language&quot;:&quot;en&quot;},&quot;prefix&quot;:&quot;&quot;,&quot;uris&quot;:[&quot;http://zotero.org/users/1913249/items/R9DCY37L&quot;],&quot;suffix&quot;:&quot;&quot;,&quot;id&quot;:3288},{&quot;uri&quot;:[&quot;http://zotero.org/users/1913249/items/K88P6996&quot;],&quot;itemData&quot;:{&quot;id&quot;:&quot;cobb_design_2003&quot;,&quot;accessed&quot;:{&quot;date-parts&quot;:[[2016,3,19]]},&quot;author&quot;:[{&quot;given&quot;:&quot;Paul&quot;,&quot;family&quot;:&quot;Cobb&quot;},{&quot;given&quot;:&quot;Jere&quot;,&quot;family&quot;:&quot;Confrey&quot;},{&quot;given&quot;:&quot;Richard&quot;,&quot;family&quot;:&quot;Lehrer&quot;},{&quot;given&quot;:&quot;Leona&quot;,&quot;family&quot;:&quot;Schauble&quot;},{&quot;literal&quot;:&quot;others&quot;}],&quot;citation-key&quot;:&quot;cobb_design_2003&quot;,&quot;issue&quot;:&quot;1&quot;,&quot;issued&quot;:{&quot;date-parts&quot;:[[2003]]},&quot;container-title&quot;:&quot;Educational researcher&quot;,&quot;URL&quot;:&quot;http://edr.sagepub.com/content/32/1/9.short&quot;,&quot;volume&quot;:&quot;32&quot;,&quot;source&quot;:&quot;Google Scholar&quot;,&quot;title&quot;:&quot;Design experiments in educational research&quot;,&quot;type&quot;:&quot;article-journal&quot;,&quot;page&quot;:&quot;9–13&quot;},&quot;prefix&quot;:&quot;&quot;,&quot;uris&quot;:[&quot;http://zotero.org/users/1913249/items/K88P6996&quot;],&quot;suffix&quot;:&quot;&quot;,&quot;id&quot;:1071},{&quot;uri&quot;:[&quot;http://zotero.org/users/1913249/items/6RKC7CIP&quot;],&quot;itemData&quot;:{&quot;title&quot;:&quot;Design experimentation and mutual appropriation: Two strategies for university/community collaborative after-school interventions&quot;,&quot;accessed&quot;:{&quot;date-parts&quot;:[[2015,9,20]]},&quot;source&quot;:&quot;CrossRef&quot;,&quot;page&quot;:&quot;656-680&quot;,&quot;container-title&quot;:&quot;Theory &amp; Psychology&quot;,&quot;title-short&quot;:&quot;Design experimentation and mutual appropriation&quot;,&quot;id&quot;:&quot;downing-wilson_design_2011&quot;,&quot;ISSN&quot;:&quot;0959-3543, 1461-7447&quot;,&quot;author&quot;:[{&quot;given&quot;:&quot;D.&quot;,&quot;family&quot;:&quot;Downing-Wilson&quot;},{&quot;given&quot;:&quot;R.&quot;,&quot;family&quot;:&quot;Lecusay&quot;},{&quot;given&quot;:&quot;M.&quot;,&quot;family&quot;:&quot;Cole&quot;}],&quot;DOI&quot;:&quot;10.1177/0959354311414456&quot;,&quot;issue&quot;:&quot;5&quot;,&quot;issued&quot;:{&quot;date-parts&quot;:[[2011,10,1]]},&quot;volume&quot;:&quot;21&quot;,&quot;URL&quot;:&quot;http://tap.sagepub.com/cgi/doi/10.1177/0959354311414456&quot;,&quot;citation-key&quot;:&quot;downing-wilson_design_2011&quot;,&quot;type&quot;:&quot;article-journal&quot;,&quot;language&quot;:&quot;en&quot;},&quot;prefix&quot;:&quot;&quot;,&quot;uris&quot;:[&quot;http://zotero.org/users/1913249/items/6RKC7CIP&quot;],&quot;suffix&quot;:&quot;&quot;,&quot;id&quot;:1138}],&quot;schema&quot;:&quot;https://github.com/citation-style-language/schema/raw/master/csl-citation.json&quot;,&quot;citationID&quot;:&quot;jtjhgpgd&quot;,&quot;properties&quot;:{&quot;formattedCitation&quot;:&quot;[@barab_critical_2004; @cobb_design_2003; @downing-wilson_design_2011]&quot;,&quot;noteIndex&quot;:0}} RNDtduetbybne"/>&lt;Do Zotero Refresh: [@barab_critical_2004; @cobb_design_2003; @downing-wilson_design_2011]&gt;<text:reference-mark-end text:name="ZOTERO_ITEM CSL_CITATION {&quot;citationItems&quot;:[{&quot;uri&quot;:[&quot;http://zotero.org/users/1913249/items/R9DCY37L&quot;],&quot;itemData&quot;:{&quot;title&quot;:&quot;Critical Design Ethnography: Designing for Change&quot;,&quot;accessed&quot;:{&quot;date-parts&quot;:[[2019,5,17]]},&quot;source&quot;:&quot;Wiley Online Library&quot;,&quot;page&quot;:&quot;254-268&quot;,&quot;container-title&quot;:&quot;Anthropology &amp; Education Quarterly&quot;,&quot;title-short&quot;:&quot;Critical Design Ethnography&quot;,&quot;id&quot;:&quot;barab_critical_2004&quot;,&quot;ISSN&quot;:&quot;1548-1492&quot;,&quot;author&quot;:[{&quot;given&quot;:&quot;Sasha A.&quot;,&quot;family&quot;:&quot;Barab&quot;},{&quot;given&quot;:&quot;Michael K.&quot;,&quot;family&quot;:&quot;Thomas&quot;},{&quot;given&quot;:&quot;Tyler&quot;,&quot;family&quot;:&quot;Dodge&quot;},{&quot;given&quot;:&quot;Kurt&quot;,&quot;family&quot;:&quot;Squire&quot;},{&quot;given&quot;:&quot;Markeda&quot;,&quot;family&quot;:&quot;Newell&quot;}],&quot;DOI&quot;:&quot;10.1525/aeq.2004.35.2.254&quot;,&quot;issue&quot;:&quot;2&quot;,&quot;issued&quot;:{&quot;date-parts&quot;:[[2004]]},&quot;volume&quot;:&quot;35&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URL&quot;:&quot;http://anthrosource.onlinelibrary.wiley.com/doi/abs/10.1525/aeq.2004.35.2.254&quot;,&quot;citation-key&quot;:&quot;barab_critical_2004&quot;,&quot;type&quot;:&quot;article-journal&quot;,&quot;language&quot;:&quot;en&quot;},&quot;prefix&quot;:&quot;&quot;,&quot;uris&quot;:[&quot;http://zotero.org/users/1913249/items/R9DCY37L&quot;],&quot;suffix&quot;:&quot;&quot;,&quot;id&quot;:3288},{&quot;uri&quot;:[&quot;http://zotero.org/users/1913249/items/K88P6996&quot;],&quot;itemData&quot;:{&quot;id&quot;:&quot;cobb_design_2003&quot;,&quot;accessed&quot;:{&quot;date-parts&quot;:[[2016,3,19]]},&quot;author&quot;:[{&quot;given&quot;:&quot;Paul&quot;,&quot;family&quot;:&quot;Cobb&quot;},{&quot;given&quot;:&quot;Jere&quot;,&quot;family&quot;:&quot;Confrey&quot;},{&quot;given&quot;:&quot;Richard&quot;,&quot;family&quot;:&quot;Lehrer&quot;},{&quot;given&quot;:&quot;Leona&quot;,&quot;family&quot;:&quot;Schauble&quot;},{&quot;literal&quot;:&quot;others&quot;}],&quot;citation-key&quot;:&quot;cobb_design_2003&quot;,&quot;issue&quot;:&quot;1&quot;,&quot;issued&quot;:{&quot;date-parts&quot;:[[2003]]},&quot;container-title&quot;:&quot;Educational researcher&quot;,&quot;URL&quot;:&quot;http://edr.sagepub.com/content/32/1/9.short&quot;,&quot;volume&quot;:&quot;32&quot;,&quot;source&quot;:&quot;Google Scholar&quot;,&quot;title&quot;:&quot;Design experiments in educational research&quot;,&quot;type&quot;:&quot;article-journal&quot;,&quot;page&quot;:&quot;9–13&quot;},&quot;prefix&quot;:&quot;&quot;,&quot;uris&quot;:[&quot;http://zotero.org/users/1913249/items/K88P6996&quot;],&quot;suffix&quot;:&quot;&quot;,&quot;id&quot;:1071},{&quot;uri&quot;:[&quot;http://zotero.org/users/1913249/items/6RKC7CIP&quot;],&quot;itemData&quot;:{&quot;title&quot;:&quot;Design experimentation and mutual appropriation: Two strategies for university/community collaborative after-school interventions&quot;,&quot;accessed&quot;:{&quot;date-parts&quot;:[[2015,9,20]]},&quot;source&quot;:&quot;CrossRef&quot;,&quot;page&quot;:&quot;656-680&quot;,&quot;container-title&quot;:&quot;Theory &amp; Psychology&quot;,&quot;title-short&quot;:&quot;Design experimentation and mutual appropriation&quot;,&quot;id&quot;:&quot;downing-wilson_design_2011&quot;,&quot;ISSN&quot;:&quot;0959-3543, 1461-7447&quot;,&quot;author&quot;:[{&quot;given&quot;:&quot;D.&quot;,&quot;family&quot;:&quot;Downing-Wilson&quot;},{&quot;given&quot;:&quot;R.&quot;,&quot;family&quot;:&quot;Lecusay&quot;},{&quot;given&quot;:&quot;M.&quot;,&quot;family&quot;:&quot;Cole&quot;}],&quot;DOI&quot;:&quot;10.1177/0959354311414456&quot;,&quot;issue&quot;:&quot;5&quot;,&quot;issued&quot;:{&quot;date-parts&quot;:[[2011,10,1]]},&quot;volume&quot;:&quot;21&quot;,&quot;URL&quot;:&quot;http://tap.sagepub.com/cgi/doi/10.1177/0959354311414456&quot;,&quot;citation-key&quot;:&quot;downing-wilson_design_2011&quot;,&quot;type&quot;:&quot;article-journal&quot;,&quot;language&quot;:&quot;en&quot;},&quot;prefix&quot;:&quot;&quot;,&quot;uris&quot;:[&quot;http://zotero.org/users/1913249/items/6RKC7CIP&quot;],&quot;suffix&quot;:&quot;&quot;,&quot;id&quot;:1138}],&quot;schema&quot;:&quot;https://github.com/citation-style-language/schema/raw/master/csl-citation.json&quot;,&quot;citationID&quot;:&quot;jtjhgpgd&quot;,&quot;properties&quot;:{&quot;formattedCitation&quot;:&quot;[@barab_critical_2004; @cobb_design_2003; @downing-wilson_design_2011]&quot;,&quot;noteIndex&quot;:0}} RNDtduetbybne"/>. The design of the research experiment and learning I started from a very open position and has evolved from several iterations of collaborative work with participants. 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2" text:outline-level="2"><text:bookmark-start text:name="data-gathering-methods-and-justification"/>Data gathering methods and justification<text:bookmark-end text:name="data-gathering-methods-and-justification"/></text:h>
      <text:p text:style-name="First_20_paragraph">My study draws on traditional ethnographic methods of my journal as participant observer (facilitator and designer), participant interviews and analysis of artefacts used and created. Specifically I will study in detail the use of the online help tutorials and example code snippets I have created and the code and other media content that participants create in their resulting video games. I also include other methods which suit the deeper analysis of participant actions to help construct models of activity systems, namely the videoing of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 Large amounts of video data are being gathered, up to 20 hours of footage for each 2 hour session. I am developing a process of identifying appropriate episodes for closer analysis. I am guided by approaches which use video to develop both in-depth thematic analysis and broader narratives such as case studies Derry et al., 2010). I will use a variant of discourse analysis to explore interactions of participants captured on video recordings. Mercer and colleagues identify discourse analysis as a loose associations of methods to support linguistic analysis of interactions to identify emergent patterns Mercer et al., 2004). While a common pattern in classroom interactions is that of IRF, initiation (teacher), response (student) and follow up (teacher) Sinclair and Coulthard, 1975), the inherent assumption that a teacher will be leading an activity will not consistently be appropriate for my study; although at times a parent may take this role. Other discourse analysis frameworks that take a sociocultural approach Lyle, 1993; Phillips, 1985), and specifically those from project focused studies Hmelo-Silver and Barrows, 2008; Moje et al., 2001), may be of greater use to allow more detailed treatment of the incorporation of tools and cultural artefacts into a collective discourse. To avoid distraction from AT as my principle analytical framework I am in agreement with Wells 1999, p. 172) who proposes the use of AT’s concepts to situate ‘spoken discourse ... as one, but only one, of the semiotic tools that participants use to achieve the goals of action’. Thus Wells proposes that analysis of dialogue should take place in combination with other action not involving talk and in relation to wider activity goals.</text:p>
      <text:p text:style-name="Text_20_body">Turning attention to the gathering and analysis of other data, such a rich set of data, will allow the cross referencing of the many sources. 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 To be able to effectively analyse these diverse sources, I will need to prioritise critical moments in depth which illuminate key themes. I explore some of the emerging themes and criteria for selection which incidents to explore in depth in the results section below. Again while diversity of data invites drawing on diverse methods of analysis, AT will provide a foundation for the analysis of these diverse data.</text:p>
      <text:h text:style-name="Heading_20_2" text:outline-level="2"><text:bookmark-start text:name="data-analysis-methods-and-justification"/>Data analysis methods and justification<text:bookmark-end text:name="data-analysis-methods-and-justification"/></text:h>
      <text:h text:style-name="Heading_20_3" text:outline-level="3"><text:bookmark-start text:name="data-validity---triangulation-of-data"/>Data Validity - Triangulation of Data<text:bookmark-end text:name="data-validity---triangulation-of-data"/></text:h>
      <text:p text:style-name="First_20_paragraph">Draw on other chapters to represent overcoming of weaknesses of design-based approach.</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 Explore this in more detail - draw out a debate on how situated learning in this context - and wider debate is.</text:p>
      <text:p text:style-name="Text_20_body">More than one iteration. In different settings Using different with different software</text:p>
      <text:p text:style-name="Text_20_body">This is potentially complex to describe but worth it if wanting to talk about generalisation.</text:p>
      <text:h text:style-name="Heading_20_3" text:outline-level="3"><text:bookmark-start text:name="journal-notes-on-participation-partial-screen-capture-data"/>Journal notes on participation, partial screen capture data,<text:bookmark-end text:name="journal-notes-on-participation-partial-screen-capture-data"/></text:h>
      <text:p text:style-name="First_20_paragraph">In early stages of delivery I adopted an open project based approach. I will later describe how this evolved in to a template game using a javascript game making library and an online tool used for phases 1-4 which participants were invited to add to and alter.</text:p>
      <text:p text:style-name="Text_20_body">The last iterations of the learning design adopted the MakeCode Arcade tool as a new game authoring tool. This block based programming environment reduced participant coding errors allowing a greater focus on game making concepts.</text:p>
      <text:p text:style-name="Text_20_body">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 One of the challenges of adopting a naturalistic research approach is to work with material gathered to find and describe patterns of behaviour.</text:p>
      <text:p text:style-name="Text_20_body">I am guided by approaches which use video to develop both in-depth thematic analysis and broader narratives such as case studies (Derry et al., 2010). I will use a variant of discourse analysis to explore interactions of participants captured on video recordings. Mercer and colleagues identify discourse analysis as a loose associations of methods to support linguistic analysis of interactions to identify emergent patterns (Mercer et al., 2004). While a common pattern in classroom interactions is that of IRF, initiation (teacher), response (student) and follow up (teacher) (Sinclair and Coulthard, 1975), the inherent assumption that a teacher will be leading an activity will not consistently be appropriate for my study; although at times a parent may take this role. Other discourse analysis frameworks that take a sociocultural approach (Lyle, 1993; Phillips, 1985), and specifically those from project focused studies (Hmelo-Silver and Barrows, 2008; Moje et al., 2001), may be of greater use to allow more detailed treatment of the incorporation of tools and cultural artefacts into a collective discourse.</text:p>
      <text:p text:style-name="Text_20_body"/>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 Digital artefacts created as part of the game making process include text-based games, pixel art, digital audio sound effects and background music.</text:p>
      <text:p text:style-name="Text_20_body"/>
      <text:p text:style-name="Text_20_body">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 When triangulating data from various sources, I will prioritise critical moments in depth which illuminate key themes.</text:p>
      <text:p text:style-name="Text_20_body"/>
      <text:h text:style-name="Heading_20_2" text:outline-level="2"><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p text:style-name="Text_20_body">Perhaps represent this as a table. Not sure if the title tries to do too much.</text:p>
      <text:h text:style-name="Heading_20_3" text:outline-level="3"><text:bookmark-start text:name="rq1---what-game-making-pedagogies-exist--"/>RQ1 - What game making pedagogies exist? -<text:bookmark-end text:name="rq1---what-game-making-pedagogies-exist--"/></text:h>
      <text:p text:style-name="First_20_paragraph">This has already answered been addressed in the Literature Review.</text:p>
      <text:h text:style-name="Heading_20_3" text:outline-level="3"><text:bookmark-start text:name="rq2---how-can-you-apply-project-based-learning-principles-and-inclusive-teaching-methods-to-a-game-making-creative-coding"/>RQ2 - How can you apply Project Based Learning principles (and inclusive teaching methods) to a game making / creative coding?<text:bookmark-end text:name="rq2---how-can-you-apply-project-based-learning-principles-and-inclusive-teaching-methods-to-a-game-making-creative-coding"/></text:h>
      <text:p text:style-name="First_20_paragraph">This is covered in the first results chapter on evolution of the design. Working title “Evolution of 3M model”</text:p>
      <text:p text:style-name="Text_20_body">The formation of</text:p>
      <text:list text:style-name="L1">
        <text:list-item>
          <text:p text:style-name="P1">Literature review -</text:p>
        </text:list-item>
        <text:list-item>
          <text:p text:style-name="P1">Interviews with practitioners guided the design in broad principles.</text:p>
        </text:list-item>
        <text:list-item>
          <text:p text:style-name="P1">Interviews with participants some informal and some formal instructed directly adaptations to design</text:p>
        </text:list-item>
        <text:list-item>
          <text:p text:style-name="P1">Journal notes</text:p>
        </text:list-item>
        <text:list-item>
          <text:p text:style-name="P1">Changes to the resources themselves - in tandem with journal notes,<text:line-break/></text:p>
        </text:list-item>
        <text:list-item>
          <text:p text:style-name="P1">Analysis of video data (stage one)</text:p>
        </text:list-item>
      </text:list>
      <text:h text:style-name="Heading_20_3" text:outline-level="3"><text:bookmark-start text:name="rq3---how-do-game-patterns-support-the-development-of-coding-practices-with-novices"/>RQ3 - How do game patterns support the development of coding practices with novices?<text:bookmark-end text:name="rq3---how-do-game-patterns-support-the-development-of-coding-practices-with-novices"/></text:h>
      <text:p text:style-name="First_20_paragraph">This is an interesting one to code for And also related to autonomy?</text:p>
      <text:h text:style-name="Heading_20_3" text:outline-level="3"><text:bookmark-start text:name="rq4---what-effect-does-a-pedagogical-model-focused-on-pbl-principles-especially-learner-choice-have-on-parent-and-child-learner-experiences-of-digital-game-making"/>RQ4 - What effect does a pedagogical model focused on PBL principles (especially learner choice) have on parent and child learner experiences of digital game making ?<text:bookmark-end text:name="rq4---what-effect-does-a-pedagogical-model-focused-on-pbl-principles-especially-learner-choice-have-on-parent-and-child-learner-experiences-of-digital-game-making"/></text:h>
      <text:p text:style-name="First_20_paragraph">what about focusing on agency / autonomy / self regulation for this question.</text:p>
      <text:h text:style-name="Heading_20_3" text:outline-level="3"><text:bookmark-start text:name="description-of-phases"/>Description of Phases<text:bookmark-end text:name="description-of-phases"/></text:h>
      <text:p text:style-name="First_20_paragraph">I have carried out three stages of pilot workshops with home educator families. I will outline activities that have taken place at each stage of activity and include some early results.</text:p>
      <text:h text:style-name="Heading_20_4" text:outline-level="4"><text:bookmark-start text:name="common-between-phases"/>Common between Phases<text:bookmark-end text:name="common-between-phases"/></text:h>
      <text:p text:style-name="First_20_paragraph">Certain features either common practice, or inspired by research and interviews, were common to all phases.</text:p>
      <text:list text:style-name="L2">
        <text:list-item>
          <text:p text:style-name="P2">Playtesting</text:p>
        </text:list-item>
        <text:list-item>
          <text:p text:style-name="P2">Showcase</text:p>
        </text:list-item>
      </text:list>
      <text:h text:style-name="Heading_20_4" text:outline-level="4"><text:bookmark-start text:name="phase-one"/>Phase One<text:bookmark-end text:name="phase-one"/></text:h>
      <text:p text:style-name="First_20_paragraph">The first phase of delivery in late 2018 was based on initial research stage; I drew on literature to identify factors to consider when designing for collaboration. I adopted an open project based approach which integrated drama games to aid group bonding and reflection.</text:p>
      <text:p text:style-name="Text_20_body">I chose a tool set which drew on relevant design principles explored earlier (Resnick and Rosenbaum, 2013).</text:p>
      <text:p text:style-name="Text_20_body">The tools allow participants to create games using a combination of a free to use online tools. They comprise a coding environment using the phaser javascript game library (glitch.com), a pixel art editor (piskelapp.com), and a sound effect generator (sfbgames.com/chiptone).</text:p>
      <text:p text:style-name="Text_20_body">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In terms of supporting resources, stage one was exploratory and responsive; I had no pre-existing supporting materials and created a starting code framework of a platform game and code examples to add extra functionality to the game as the programme developed.</text:p>
      <text:p text:style-name="Text_20_body">At the end of this stage participants showed their games to students in the foyer of the MMU Brooks building and gave me feedback on their participation in the programme.</text:p>
      <text:h text:style-name="Heading_20_4" text:outline-level="4"><text:bookmark-start text:name="phase-two"/>Phase Two<text:bookmark-end text:name="phase-two"/></text:h>
      <text:p text:style-name="First_20_paragraph">The second phase in early 2019 drew on this participant feedback and detailed reading of relevant literature to bring substantial changes to the programme. While still driven by participant interests, it took a more structured approach. The resources included small scale starting challenges as A5 hand-outs, step-by-step tutorials as print outs, and code examples as online projects illustrating key additions to the game.</text:p>
      <text:p text:style-name="Text_20_body">I have brought the workshops resources together a book published on the FLOSS Manuals documentation platform (Chesterman, 2019) and an online project-hub linking to all resources (Chesterman and Potts, 2019).</text:p>
      <text:p text:style-name="Text_20_body">Second iteration in May 2019 I drew on previous work with the MMU Faculty of Education drama department (Patterson et al., 2019) to create a simple drama process to give a simple external motivation and narrative to the creation of games for a fictional audience of visiting aliens.</text:p>
      <text:p text:style-name="Text_20_body">I also began the data gathering of . I recorded all interactions via use of 360 camera and screen capture of workstations and undertook post-course interviews with participants. Work on analysis of this data is contained in early results section below.</text:p>
      <text:h text:style-name="Heading_20_4" text:outline-level="4"><text:bookmark-start text:name="phase-four"/>Phase Four<text:bookmark-end text:name="phase-four"/></text:h>
      <text:p text:style-name="First_20_paragraph">Change to MakeCode</text:p>
      <text:section text:name=" ZOTERO_BIBL {&quot;uncited&quot;:[],&quot;omitted&quot;:[],&quot;custom&quot;:[]} CSL_BIBLIOGRAPHY RNDgutrzqtcdn">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thodology</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chapter</meta:user-defined>
    <meta:user-defined meta_name="layout" meta-value-type="string">post</meta:user-defined>
    <meta:user-defined meta_name="zotero" meta-value-type="string"/>
  </office:meta>
</office:document-meta>
</file>